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AMOS RIVAS, LUIS VALER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AMOS RIVAS, LUIS VALER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187675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.51</text:p>
          </table:table-cell>
          <table:table-cell table:style-name="Tableau1.A2" office:value-type="string">
            <text:p text:style-name="P13">7</text:p>
          </table:table-cell>
          <table:table-cell table:style-name="Tableau1.D2" office:value-type="string">
            <text:p text:style-name="P12">269.57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69.57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RIOLLOS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FR. ROJO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FR. NEGRO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6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23:38:0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